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2"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0"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0.388cm"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2" style:family="paragraph" style:parent-style-name="Standard">
      <style:paragraph-properties fo:line-height="0.388cm"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0.388cm"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0.388cm"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0.388cm"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0.388cm"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0.388cm"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0.388cm"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0.388cm"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0.388cm"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0.388cm"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0.388cm"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0.388cm"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4"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5" style:family="paragraph" style:parent-style-name="Standard">
      <style:paragraph-properties fo:line-height="0.388cm"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6"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paragraph-properties fo:line-height="0.388cm"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28"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29" style:family="paragraph" style:parent-style-name="Standard">
      <style:paragraph-properties fo:line-height="0.388cm" fo:text-align="start" style:justify-single-word="false"/>
      <style:text-properties officeooo:paragraph-rsid="000c8cfc"/>
    </style:style>
    <style:style style:name="P30" style:family="paragraph" style:parent-style-name="Standard">
      <style:paragraph-properties fo:line-height="0.388cm" fo:text-align="start" style:justify-single-word="false"/>
      <style:text-properties officeooo:paragraph-rsid="001cda9d"/>
    </style:style>
    <style:style style:name="P31" style:family="paragraph" style:parent-style-name="Standard">
      <style:paragraph-properties fo:line-height="0.388cm" fo:text-align="start" style:justify-single-word="false"/>
      <style:text-properties officeooo:paragraph-rsid="001ce796"/>
    </style:style>
    <style:style style:name="P32" style:family="paragraph" style:parent-style-name="Standard">
      <style:paragraph-properties fo:line-height="0.388cm" fo:text-align="start" style:justify-single-word="false"/>
      <style:text-properties officeooo:paragraph-rsid="001cf2d5"/>
    </style:style>
    <style:style style:name="P33" style:family="paragraph" style:parent-style-name="Standard">
      <style:paragraph-properties fo:line-height="0.388cm" fo:text-align="start" style:justify-single-word="false"/>
      <style:text-properties officeooo:paragraph-rsid="0022ce6a"/>
    </style:style>
    <style:style style:name="P34" style:family="paragraph" style:parent-style-name="Standard">
      <style:paragraph-properties fo:line-height="0.388cm" fo:text-align="start" style:justify-single-word="false"/>
      <style:text-properties officeooo:paragraph-rsid="00480d88"/>
    </style:style>
    <style:style style:name="P35" style:family="paragraph" style:parent-style-name="Standard">
      <style:paragraph-properties fo:line-height="0.388cm" fo:text-align="start" style:justify-single-word="false"/>
      <style:text-properties officeooo:paragraph-rsid="005d4dbf"/>
    </style:style>
    <style:style style:name="P36" style:family="paragraph" style:parent-style-name="Standard">
      <style:paragraph-properties fo:line-height="0.388cm" fo:text-align="start" style:justify-single-word="false"/>
      <style:text-properties officeooo:paragraph-rsid="0062d447"/>
    </style:style>
    <style:style style:name="P37" style:family="paragraph" style:parent-style-name="Standard">
      <style:paragraph-properties fo:line-height="0.388cm" fo:text-align="start" style:justify-single-word="false"/>
      <style:text-properties officeooo:paragraph-rsid="006927e8"/>
    </style:style>
    <style:style style:name="P38"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39" style:family="paragraph" style:parent-style-name="Standard">
      <style:text-properties style:language-asian="ja" style:country-asian="JP"/>
    </style:style>
    <style:style style:name="P40" style:family="paragraph" style:parent-style-name="Standard">
      <style:text-properties officeooo:paragraph-rsid="001cda9d" style:language-asian="ja" style:country-asian="JP"/>
    </style:style>
    <style:style style:name="P41" style:family="paragraph" style:parent-style-name="Standard">
      <style:text-properties officeooo:paragraph-rsid="0022ce6a" style:language-asian="ja" style:country-asian="JP"/>
    </style:style>
    <style:style style:name="P42" style:family="paragraph" style:parent-style-name="Standard">
      <style:text-properties officeooo:paragraph-rsid="0023f4e7" style:language-asian="ja" style:country-asian="JP"/>
    </style:style>
    <style:style style:name="P43" style:family="paragraph" style:parent-style-name="Standard">
      <style:text-properties officeooo:paragraph-rsid="0026d9a1" style:language-asian="ja" style:country-asian="JP"/>
    </style:style>
    <style:style style:name="P44" style:family="paragraph" style:parent-style-name="Standard">
      <style:text-properties officeooo:paragraph-rsid="0032e07e" style:language-asian="ja" style:country-asian="JP"/>
    </style:style>
    <style:style style:name="P45" style:family="paragraph" style:parent-style-name="Standard">
      <style:paragraph-properties fo:text-align="end" style:justify-single-word="false"/>
      <style:text-properties officeooo:paragraph-rsid="00622a1f" style:language-asian="ja" style:country-asian="JP"/>
    </style:style>
    <style:style style:name="P46" style:family="paragraph" style:parent-style-name="Standard">
      <style:text-properties officeooo:paragraph-rsid="00622a1f" style:language-asian="ja" style:country-asian="JP"/>
    </style:style>
    <style:style style:name="P47" style:family="paragraph" style:parent-style-name="Standard">
      <style:text-properties officeooo:paragraph-rsid="001cda9d"/>
    </style:style>
    <style:style style:name="P48" style:family="paragraph" style:parent-style-name="Standard">
      <style:text-properties officeooo:paragraph-rsid="0023f4e7"/>
    </style:style>
    <style:style style:name="P49" style:family="paragraph" style:parent-style-name="Standard">
      <style:text-properties officeooo:paragraph-rsid="0026d9a1"/>
    </style:style>
    <style:style style:name="P50" style:family="paragraph" style:parent-style-name="Standard">
      <style:text-properties officeooo:paragraph-rsid="002befd2"/>
    </style:style>
    <style:style style:name="P51" style:family="paragraph" style:parent-style-name="Standard">
      <style:text-properties officeooo:paragraph-rsid="002e3aca"/>
    </style:style>
    <style:style style:name="P52" style:family="paragraph" style:parent-style-name="Standard">
      <style:text-properties officeooo:paragraph-rsid="003268d3"/>
    </style:style>
    <style:style style:name="P53" style:family="paragraph" style:parent-style-name="Standard">
      <style:text-properties officeooo:paragraph-rsid="00333428"/>
    </style:style>
    <style:style style:name="P54" style:family="paragraph" style:parent-style-name="Standard">
      <style:text-properties officeooo:paragraph-rsid="0034300a"/>
    </style:style>
    <style:style style:name="P55" style:family="paragraph" style:parent-style-name="Standard">
      <style:text-properties officeooo:paragraph-rsid="003fe573"/>
    </style:style>
    <style:style style:name="P56" style:family="paragraph" style:parent-style-name="Standard">
      <style:text-properties officeooo:paragraph-rsid="0042a94f"/>
    </style:style>
    <style:style style:name="P57" style:family="paragraph" style:parent-style-name="Standard">
      <style:text-properties officeooo:paragraph-rsid="004981fe"/>
    </style:style>
    <style:style style:name="P58" style:family="paragraph" style:parent-style-name="Standard">
      <style:text-properties officeooo:paragraph-rsid="0049ae3d"/>
    </style:style>
    <style:style style:name="P59" style:family="paragraph" style:parent-style-name="Standard">
      <style:text-properties officeooo:paragraph-rsid="004ba537"/>
    </style:style>
    <style:style style:name="P60" style:family="paragraph" style:parent-style-name="Standard">
      <style:text-properties officeooo:paragraph-rsid="004cd6ba"/>
    </style:style>
    <style:style style:name="P61" style:family="paragraph" style:parent-style-name="Standard">
      <style:text-properties officeooo:paragraph-rsid="0050bd32"/>
    </style:style>
    <style:style style:name="P62" style:family="paragraph" style:parent-style-name="Standard">
      <style:text-properties officeooo:paragraph-rsid="005d4dbf"/>
    </style:style>
    <style:style style:name="P63"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4" style:family="paragraph" style:parent-style-name="Standard">
      <style:paragraph-properties fo:text-align="center" style:justify-single-word="false"/>
      <style:text-properties fo:font-size="20pt" officeooo:rsid="017a0df9" officeooo:paragraph-rsid="00622a1f" style:font-name-asian="ＭＳ 明朝" style:font-size-asian="20pt" style:language-asian="ja" style:country-asian="JP" style:font-size-complex="20pt"/>
    </style:style>
    <style:style style:name="P65" style:family="paragraph" style:parent-style-name="Standard">
      <style:text-properties officeooo:paragraph-rsid="002a5125"/>
    </style:style>
    <style:style style:name="P66" style:family="paragraph" style:parent-style-name="Standard">
      <style:text-properties officeooo:paragraph-rsid="00641c0d"/>
    </style:style>
    <style:style style:name="P67" style:family="paragraph" style:parent-style-name="Standard">
      <style:text-properties officeooo:paragraph-rsid="0065b968"/>
    </style:style>
    <style:style style:name="P68" style:family="paragraph" style:parent-style-name="Standard">
      <style:text-properties officeooo:paragraph-rsid="006755fd"/>
    </style:style>
    <style:style style:name="P69" style:family="paragraph" style:parent-style-name="Standard" style:master-page-name="">
      <style:paragraph-properties fo:margin-left="0.6cm" fo:margin-right="0cm" fo:line-height="0.388cm" fo:text-align="start" style:justify-single-word="false" fo:text-indent="0cm"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0" style:family="paragraph" style:parent-style-name="Standard" style:master-page-name="">
      <style:paragraph-properties fo:margin-left="0.7cm" fo:margin-right="0cm" fo:line-height="0.388cm" fo:text-align="start" style:justify-single-word="false" fo:text-indent="0cm"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1" style:family="paragraph" style:parent-style-name="Standard">
      <style:paragraph-properties fo:line-height="0.388cm"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2" style:family="paragraph" style:parent-style-name="中項目_3000_要約">
      <style:paragraph-properties fo:line-height="0.388cm" fo:text-align="start" style:justify-single-word="false"/>
      <style:text-properties officeooo:paragraph-rsid="00641c0d"/>
    </style:style>
    <style:style style:name="P73" style:family="paragraph" style:parent-style-name="中項目_3000_要約">
      <style:text-properties officeooo:paragraph-rsid="00641c0d"/>
    </style:style>
    <style:style style:name="P74" style:family="paragraph" style:parent-style-name="中項目_3000_要約">
      <style:text-properties officeooo:paragraph-rsid="0064d6cf"/>
    </style:style>
    <style:style style:name="P75" style:family="paragraph" style:parent-style-name="中項目_3000_要約">
      <style:text-properties fo:font-size="8pt" fo:font-style="normal" officeooo:rsid="00622a1f" style:font-size-asian="8pt" style:font-style-asian="normal" style:font-size-complex="8pt" style:font-style-complex="normal"/>
    </style:style>
    <style:style style:name="P76"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77"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78" style:family="paragraph" style:parent-style-name="中項目_3000_要約">
      <style:paragraph-properties fo:line-height="0.388cm"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79" style:family="paragraph" style:parent-style-name="中項目_3000_要約">
      <style:paragraph-properties fo:line-height="0.388cm"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80"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81" style:family="paragraph" style:parent-style-name="中項目_3000_要約">
      <style:text-properties officeooo:rsid="0021b9fe" officeooo:paragraph-rsid="00622a1f"/>
    </style:style>
    <style:style style:name="P82"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3"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4" style:family="paragraph" style:parent-style-name="中項目_3000_要約">
      <style:paragraph-properties fo:line-height="0.388cm"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P85" style:family="paragraph" style:parent-style-name="Standard" style:master-page-name="Standard">
      <style:paragraph-properties fo:text-align="start" style:justify-single-word="false" style:page-number="auto"/>
      <style:text-properties fo:font-size="12pt" officeooo:paragraph-rsid="00622a1f" style:font-name-asian="ＭＳ 明朝" style:font-size-asian="12pt" style:language-asian="ja" style:country-asian="JP" style:font-size-complex="12pt"/>
    </style:style>
    <style:style style:name="P86" style:family="paragraph" style:parent-style-name="Standard">
      <style:paragraph-properties fo:line-height="0.388cm" fo:text-align="start" style:justify-single-word="false" fo:break-before="pag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style:style style:name="T55" style:family="text">
      <style:text-properties officeooo:rsid="00622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63"/>
      <text:p text:style-name="P63"/>
      <text:p text:style-name="P63"/>
      <text:p text:style-name="P63"/>
      <text:p text:style-name="P63"/>
      <text:p text:style-name="P63"/>
      <text:p text:style-name="P64">スタイルシート</text:p>
      <text:p text:style-name="P64">ツリー構造設計書</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5"/>
      <text:p text:style-name="P45">株式会社デジタルデザインシンク</text:p>
      <text:p text:style-name="P45"/>
      <text:p text:style-name="P86">１．スタイルシート・ツリー構造概要</text:p>
      <text:p text:style-name="P69">ツリー構造が成立するスタイルシートについての解説を行います。</text:p>
      <text:p text:style-name="P1"/>
      <text:p text:style-name="P28"><text:span text:style-name="T23">※</text:span><text:span text:style-name="T24">CSSファイルの表記がないスタイルシートについては、borgstyle.cssに記述されています。</text:span></text:p>
      <text:p text:style-name="P9">ａ）ツリー構造</text:p>
      <text:p text:style-name="P10">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7"><text:tab/>body</text:p>
      <text:p text:style-name="P8"><text:tab/><text:tab/>+--#container(preload.css)</text:p>
      <text:p text:style-name="P3"><text:tab/><text:tab/><text:tab/><text:span text:style-name="T1">+--.page</text:span></text:p>
      <text:p text:style-name="P3"><text:tab/><text:tab/><text:tab/><text:tab/><text:span text:style-name="T1">+--.main</text:span></text:p>
      <text:p text:style-name="P5"><text:tab/><text:tab/><text:tab/><text:tab/><text:tab/><text:span text:style-name="T1">+--#header</text:span></text:p>
      <text:p text:style-name="P5"><text:tab/><text:tab/><text:tab/><text:tab/><text:tab/><text:span text:style-name="T1">+--.figs</text:span></text:p>
      <text:p text:style-name="P5"/>
      <text:p text:style-name="P5">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70"><text:tab/><text:span text:style-name="T27">#header</text:span></text:p>
      <text:p text:style-name="P4"><text:tab/><text:tab/><text:span text:style-name="T1">+-- #header &gt; div</text:span></text:p>
      <text:p text:style-name="P4"><text:tab/><text:tab/><text:span text:style-name="T1">+-- #header-title</text:span></text:p>
      <text:p text:style-name="P4"><text:tab/><text:tab/><text:tab/><text:span text:style-name="T1">+-- #header h1</text:span></text:p>
      <text:p text:style-name="P4"><text:tab/><text:tab/><text:span text:style-name="T1">+-- #header-buttons</text:span></text:p>
      <text:p text:style-name="P4"><text:tab/><text:tab/><text:tab/><text:span text:style-name="T1">+-- header-buttons .close-button</text:span></text:p>
      <text:p text:style-name="P4"><text:tab/><text:tab/><text:tab/><text:span text:style-name="T1">+-- header-buttons .setting-button</text:span></text:p>
      <text:p text:style-name="P2"/>
      <text:p text:style-name="P2">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6"><text:tab/>.<text:span text:style-name="T28">figs</text:span></text:p>
      <text:p text:style-name="P2"><text:tab/><text:tab/><text:span text:style-name="T1">+-- #fig1 h1</text:span></text:p>
      <text:p text:style-name="P2"><text:tab/><text:tab/><text:span text:style-name="T20">+-- .guides a:hover</text:span></text:p>
      <text:p text:style-name="P40"><text:tab/><text:tab/><text:span text:style-name="T9">+-- </text:span>.fig1_buttons.first</text:p>
      <text:p text:style-name="P40"><text:tab/><text:tab/><text:span text:style-name="T9">+-- </text:span>.fig1_buttons</text:p>
      <text:p text:style-name="P31"><text:span text:style-name="T6"><text:tab/><text:tab/><text:tab/></text:span><text:span text:style-name="T7">+-- </text:span>.top_page_button</text:p>
      <text:p text:style-name="P30"><text:span text:style-name="T6"><text:tab/><text:tab/><text:tab/></text:span><text:span text:style-name="T7">+-- </text:span>.fig1_buttons button.left.top_page_button</text:p>
      <text:p text:style-name="P47"><text:tab/><text:tab/><text:tab/><text:span text:style-name="T7">+-- </text:span>.fig1_buttons .right.top_page_button</text:p>
      <text:p text:style-name="P40"><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44"><text:span text:style-name="T9"><text:tab/><text:tab/><text:tab/><text:tab/>+-- </text:span>div#fig1 div.half_buttons button</text:p>
      <text:p text:style-name="Standard"><text:tab/><text:tab/><text:tab/><text:tab/><text:span text:style-name="T9">+-- </text:span>div#fig1 div.half_buttons button.right</text:p>
      <text:p text:style-name="P44"/>
      <text:p text:style-name="P16">　④各画面基本構造</text:p>
      <text:p text:style-name="P75">・各画面で共通して使われるパーツと、親要素</text:p>
      <text:p text:style-name="P21"><text:tab/><text:span text:style-name="T20">.figs</text:span></text:p>
      <text:p text:style-name="P51"><text:span text:style-name="T29"><text:tab/><text:tab/>+-- .</text:span>parallel-text</text:p>
      <text:p text:style-name="P51"><text:span text:style-name="T29"><text:tab/><text:tab/>+-- </text:span>.parallel-text.left</text:p>
      <text:p text:style-name="P51"><text:span text:style-name="T29"><text:tab/><text:tab/>+-- </text:span>.parallel-text.right</text:p>
      <text:p text:style-name="P51"><text:tab/><text:tab/><text:span text:style-name="T29">+-- </text:span>.line</text:p>
      <text:p text:style-name="P51"><text:tab/><text:tab/><text:span text:style-name="T29">+-- </text:span>.<text:span text:style-name="T32">a_</text:span>line</text:p>
      <text:p text:style-name="P51"><text:tab/><text:tab/><text:span text:style-name="T29">+-- </text:span>.half_line</text:p>
      <text:p text:style-name="P51"><text:tab/><text:tab/><text:span text:style-name="T29">+-- </text:span>.edit_buttons</text:p>
      <text:p text:style-name="P51"><text:tab/><text:tab/><text:span text:style-name="T29">+-- </text:span>.before_list_line</text:p>
      <text:p text:style-name="P51"><text:tab/><text:tab/><text:span text:style-name="T29">+-- </text:span>.wrap-list</text:p>
      <text:p text:style-name="P51"><text:tab/><text:tab/><text:span text:style-name="T29">+-- </text:span>.line.edit_buttons</text:p>
      <text:p text:style-name="P51"><text:tab/><text:tab/><text:span text:style-name="T29">+-- </text:span>hr.content-border</text:p>
      <text:p text:style-name="P51"><text:tab/><text:tab/><text:span text:style-name="T29">+-- </text:span>hr.content-border.invisible</text:p>
      <text:p text:style-name="P51"><text:tab/><text:tab/><text:span text:style-name="T29">+-- </text:span>#tab-container</text:p>
      <text:p text:style-name="P16"/>
      <text:p text:style-name="P11">　⑤タブ</text:p>
      <text:p text:style-name="中項目_3000_要約"><text:tab/><text:span text:style-name="T47">・jQueryプラグインeasytabsによるタグの決まった構成</text:span></text:p>
      <text:p text:style-name="P21"><text:span text:style-name="T47"><text:tab/></text:span>.<text:span text:style-name="T31">figs</text:span></text:p>
      <text:p text:style-name="P32"><text:span text:style-name="T10"><text:tab/><text:tab/>+-- </text:span>#tab-container<text:span text:style-name="T39">(easytabs.css)</text:span></text:p>
      <text:p text:style-name="P59"><text:soft-page-break/><text:tab/><text:tab/><text:tab/><text:span text:style-name="T10">+-- </text:span>#tab-container ul<text:span text:style-name="T39">(easytabs.css)</text:span></text:p>
      <text:p text:style-name="P59"><text:tab/><text:tab/><text:tab/><text:tab/><text:span text:style-name="T10">+-- </text:span>#tab-container ul li<text:span text:style-name="T39">(easytabs.css)</text:span></text:p>
      <text:p text:style-name="P59"><text:tab/><text:tab/><text:tab/><text:tab/><text:span text:style-name="T10">+-- </text:span>#tab-container ul li.active<text:span text:style-name="T39">(easytabs.css)</text:span></text:p>
      <text:p text:style-name="P59"><text:tab/><text:tab/><text:tab/><text:tab/><text:tab/><text:span text:style-name="T10">+-- </text:span>#tab-container ul li a<text:span text:style-name="T39">(easytabs.css)</text:span></text:p>
      <text:p text:style-name="P59"><text:tab/><text:tab/><text:tab/><text:tab/><text:tab/><text:span text:style-name="T10">+-- </text:span>#tab-container ul li a.active<text:span text:style-name="T39">(easytabs.css)</text:span></text:p>
      <text:p text:style-name="P59"><text:tab/><text:tab/><text:tab/><text:span text:style-name="T10">+-- </text:span>.panel-container<text:span text:style-name="T39">(easytabs.css)</text:span></text:p>
      <text:p text:style-name="P60"><text:tab/><text:tab/><text:tab/><text:tab/><text:span text:style-name="T10">+-- </text:span>.panel-container &gt; *<text:span text:style-name="T39">(easytabs.css)</text:span></text:p>
      <text:p text:style-name="P50"><text:tab/><text:tab/><text:tab/><text:tab/><text:tab/><text:span text:style-name="T10">+-- </text:span>.panel-container .line.edit_buttons</text:p>
      <text:p text:style-name="P50"><text:tab/><text:tab/><text:tab/><text:tab/><text:tab/><text:span text:style-name="T10">+-- </text:span>.panel-container .half_line.edit_buttons</text:p>
      <text:p text:style-name="P50"/>
      <text:p text:style-name="P17">　<text:span text:style-name="T43">※.</text:span><text:span text:style-name="T44">panel-containerの孫として④各画面基本構造の.figsと同じ子を配置することが可能です。</text:span></text:p>
      <text:p text:style-name="P17"/>
      <text:p text:style-name="P20">　⑥段組みレイアウトのテキストボックス</text:p>
      <text:p text:style-name="P76">・レコード編集のための段組みレイアウトのテキストボックスとボタン</text:p>
      <text:p text:style-name="P81"><text:tab/>.parallel-text</text:p>
      <text:p text:style-name="P41"><text:tab/><text:tab/>+-- .parallel-text label</text:p>
      <text:p text:style-name="P41"><text:tab/><text:tab/>+-- .parallel-text input</text:p>
      <text:p text:style-name="P41"><text:tab/><text:tab/>+-- .parallel-text button.ui-button</text:p>
      <text:p text:style-name="P41"/>
      <text:p text:style-name="P20">　⑦段組みレイアウトのコンボボックス</text:p>
      <text:p text:style-name="P83">・⑥のプルダウンメニュー＋オートコンプリート入力採用版</text:p>
      <text:p text:style-name="P22"><text:tab/><text:span text:style-name="T33">.parallel-text</text:span></text:p>
      <text:p text:style-name="P21"><text:tab/><text:tab/>+-- .parallel-text label</text:p>
      <text:p text:style-name="P33"><text:span text:style-name="T3"><text:tab/><text:tab/></text:span><text:span text:style-name="T5">+-- </text:span><text:span text:style-name="T29">.custom-combobox</text:span></text:p>
      <text:p text:style-name="P33"><text:span text:style-name="T29"><text:tab/><text:tab/><text:tab/></text:span><text:span text:style-name="T5">+--</text:span><text:span text:style-name="T29"> </text:span>.parallel-text .custom-combobox input</text:p>
      <text:p text:style-name="P41"><text:tab/><text:tab/>+-- .parallel-text button.ui-button</text:p>
      <text:p text:style-name="P24"/>
      <text:p text:style-name="P13">　⑧段組みレイアウトの期間指定テキストボックス</text:p>
      <text:p text:style-name="P82">・期間を指定してレコードを絞り込むためのパーツ</text:p>
      <text:p text:style-name="P36"><text:span text:style-name="T18"><text:tab/></text:span><text:span text:style-name="T11">.parallel-text</text:span><text:span text:style-name="T12">(</text:span><text:span text:style-name="T29">.</text:span>two-tb<text:span text:style-name="T34">)</text:span></text:p>
      <text:p text:style-name="P42"><text:tab/><text:tab/>+-- .parallel-text label</text:p>
      <text:p text:style-name="P48"><text:span text:style-name="T29"><text:tab/><text:tab/>+-- .</text:span>filter-list-after<text:span text:style-name="T37">(CSSなし)</text:span></text:p>
      <text:p text:style-name="P48"><text:span text:style-name="T2"><text:tab/><text:tab/><text:tab/></text:span><text:span text:style-name="T29">+-- </text:span>.parallel-text.two-tb input.textbox_S</text:p>
      <text:p text:style-name="P53"><text:tab/><text:tab/><text:tab/><text:span text:style-name="T29">+-- </text:span>.two-tb .textbox_S</text:p>
      <text:p text:style-name="P48"><text:span text:style-name="T29"><text:tab/><text:tab/>+-- </text:span>.parallel-text button.ui-datepicker-trigger.ui-button</text:p>
      <text:p text:style-name="P48"><text:span text:style-name="T29"><text:tab/><text:tab/>+-- </text:span>.two-tb label.from-to</text:p>
      <text:p text:style-name="P48"><text:span text:style-name="T29"><text:tab/><text:tab/>+-- .</text:span>filter-list-<text:span text:style-name="T34">before</text:span></text:p>
      <text:p text:style-name="P48"><text:span text:style-name="T2"><text:tab/><text:tab/><text:tab/></text:span><text:span text:style-name="T29">+-- </text:span>.parallel-text.two-tb input.textbox_S</text:p>
      <text:p text:style-name="P54"><text:tab/><text:tab/><text:tab/><text:span text:style-name="T29">+-- </text:span>.two-tb .textbox_S</text:p>
      <text:p text:style-name="P54"><text:span text:style-name="T29"><text:tab/><text:tab/>+-- </text:span>.parallel-text button.ui-datepicker-trigger.ui-button</text:p>
      <text:p text:style-name="P13"/>
      <text:p text:style-name="P14">　⑨段組みレイアウトのプルダウンメニュー</text:p>
      <text:p text:style-name="P73"><text:span text:style-name="T47">・ </text:span><text:span text:style-name="T8">管理者画面 詳細タブのプルダウンメニュー</text:span></text:p>
      <text:p text:style-name="P27"><text:tab/>.parallel-text</text:p>
      <text:p text:style-name="P43"><text:tab/><text:tab/>+-- .parallel-text label</text:p>
      <text:p text:style-name="P49"><text:span text:style-name="T29"><text:tab/><text:tab/>+-- </text:span>#detail .parallel-text select</text:p>
      <text:p text:style-name="P14"/>
      <text:p text:style-name="P12">　⑩リスト編集ボタン群</text:p>
      <text:p text:style-name="P77">・リストのレコードを編集するためのボタン群</text:p>
      <text:p text:style-name="Standard"><text:span text:style-name="T10"><text:tab/></text:span>.edit_buttons</text:p>
      <text:p text:style-name="P65"><text:tab/><text:tab/><text:span text:style-name="T29">+-- </text:span>.edit_buttons button.button</text:p>
      <text:p text:style-name="Standard"><text:tab/><text:tab/>+-- .edit_buttons button.button.ui-button-icon-only</text:p>
      <text:p text:style-name="P38"/>
      <text:p text:style-name="P19">　⑪非段組みの行</text:p>
      <text:p text:style-name="P72"><text:span text:style-name="T47">・</text:span><text:span text:style-name="T48">1行表示の要素</text:span></text:p>
      <text:p text:style-name="P35"><text:span text:style-name="T10"><text:tab/></text:span>.<text:span text:style-name="T42">a_line</text:span></text:p>
      <text:p text:style-name="P62"><text:span text:style-name="T29"><text:tab/><text:tab/></text:span><text:span text:style-name="T15">+--</text:span><text:span text:style-name="T29"> </text:span>.a_line button.ui-button</text:p>
      <text:p text:style-name="P19">　</text:p>
      <text:p text:style-name="P19"><text:soft-page-break/>　⑫リンクリストのダイアログ</text:p>
      <text:p text:style-name="P84">・各画面へのリンクがまとめられたリストのダイアログ</text:p>
      <text:p text:style-name="P12"><text:tab/>.<text:span text:style-name="T53">modal(#modal(CSSなし))</text:span></text:p>
      <text:p text:style-name="P29"><text:span text:style-name="T10"><text:tab/><text:tab/></text:span><text:span text:style-name="T13">+-- </text:span>#link-list</text:p>
      <text:p text:style-name="P52"><text:span text:style-name="T29"><text:tab/><text:tab/><text:tab/></text:span><text:span text:style-name="T13">+-- </text:span>#link-list li</text:p>
      <text:p text:style-name="P52"><text:tab/><text:tab/><text:tab/><text:tab/><text:span text:style-name="T13">+-- </text:span>#link-list li span</text:p>
      <text:p text:style-name="P52"><text:span text:style-name="T29"><text:tab/><text:tab/><text:tab/><text:tab/></text:span><text:span text:style-name="T13">+-- </text:span>#link-list li span:hover</text:p>
      <text:p text:style-name="P12">　⑬<text:span text:style-name="T35">PDF出力ボタン群</text:span></text:p>
      <text:p text:style-name="中項目_3000_要約"><text:span text:style-name="T50">・クリックすることで対応する伝票の</text:span><text:span text:style-name="T51">PDFを出力するボタン群</text:span></text:p>
      <text:p text:style-name="P66"><text:span text:style-name="T29"><text:tab/>.</text:span>edit_buttons(.has-two-str-button<text:span text:style-name="T36">(CSSなし)</text:span>)</text:p>
      <text:p text:style-name="P29"><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29"><text:span text:style-name="T10"><text:tab/><text:tab/><text:tab/></text:span><text:span text:style-name="T14">+-- </text:span>.has-two-str-button .two-str-button:first-child button:last-child</text:p>
      <text:p text:style-name="P12"/>
      <text:p text:style-name="P12">　⑭画面ごとの最大文字数を設定した段組みテキストボックスのラベル</text:p>
      <text:p text:style-name="P75">・ラベルとテキストボックスの空白をできるだけ埋めるための調整のクラス</text:p>
      <text:p text:style-name="P15"><text:tab/><text:span text:style-name="T33">.parallel-text</text:span></text:p>
      <text:p text:style-name="P15"><text:tab/><text:tab/><text:span text:style-name="T21">+-- .label_max2 .parallel-text label:first-child</text:span></text:p>
      <text:p text:style-name="P15"><text:tab/><text:tab/><text:span text:style-name="T21">+-- .label_max5 .parallel-text label:first-child</text:span></text:p>
      <text:p text:style-name="P15"><text:tab/><text:tab/><text:span text:style-name="T21">+-- .label_max6 .parallel-text label:first-child</text:span></text:p>
      <text:p text:style-name="P15"/>
      <text:p text:style-name="P11">　⑮在庫一覧タブ独自のスタイルシート</text:p>
      <text:p text:style-name="P74"><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5"><text:span text:style-name="T29"><text:tab/><text:tab/>+-- </text:span>#fig7-0 .on-search</text:p>
      <text:p text:style-name="P39"><text:tab/>#fig7-0 .line.edit_buttons</text:p>
      <text:p text:style-name="P39"/>
      <text:p text:style-name="P11">　⑯管理者画面 詳細タブ独自のスタイルシート</text:p>
      <text:p text:style-name="P80">・プルダウンメニュー中心のレイアウトの画面用のパーツを多く含む</text:p>
      <text:p text:style-name="P67"><text:span text:style-name="T29"><text:tab/></text:span>#detail .line:first-child</text:p>
      <text:p text:style-name="P56"><text:tab/><text:tab/><text:span text:style-name="T29">+-- </text:span>#detail .line:first-child button</text:p>
      <text:p text:style-name="P39"><text:tab/>#detail .line:nth-child(2)</text:p>
      <text:p text:style-name="P39"><text:tab/>.parallel-text</text:p>
      <text:p text:style-name="P56"><text:span text:style-name="T29"><text:tab/><text:tab/>+-- </text:span>#detail .parallel-text select</text:p>
      <text:p text:style-name="P11"/>
      <text:p text:style-name="P18">　⑰統計画面 企業詳細タブ、製品詳細タブ独自の期間指定テキストボックス</text:p>
      <text:p text:style-name="P78">・テキストボックスのラベルの幅が最大であり、それに則ると期間指定テキストボックスのレイアウトが崩れるため、その対策のスタイルを指定する。</text:p>
      <text:p text:style-name="P34"><text:span text:style-name="T10"><text:tab/></text:span><text:span text:style-name="T11">.parallel-text</text:span><text:span text:style-name="T12">(</text:span><text:span text:style-name="T29">.</text:span>two-tb<text:span text:style-name="T34">)</text:span></text:p>
      <text:p text:style-name="P39"><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7"><text:span text:style-name="T29"><text:tab/><text:tab/>+-- </text:span>.parallel-text button.ui-datepicker-trigger.ui-button</text:p>
      <text:p text:style-name="P23"/>
      <text:p text:style-name="P71">　⑱ノード分割ダイアログ</text:p>
      <text:p text:style-name="P78">・在庫のノードの分割を行う機能を持つダイアログ。</text:p>
      <text:p text:style-name="Standard"><text:tab/>.modal<text:span text:style-name="T52">(preload.css)</text:span>(<text:span text:style-name="T29">#</text:span>devide_node(CSSなし))</text:p>
      <text:p text:style-name="P57"><text:span text:style-name="T29"><text:tab/><text:tab/>+-- </text:span>#devide_quantity</text:p>
      <text:p text:style-name="P12"/>
      <text:p text:style-name="P12">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68"><text:tab/>.ui-jqdialog-content .FormGrid<text:span text:style-name="T38">(ui.jqgrid.css)</text:span></text:p>
      <text:p text:style-name="P58"><text:span text:style-name="T29"><text:tab/><text:tab/>+-- </text:span>.ui-jqdialog-content .FormGrid<text:span text:style-name="T38">(ui.jqgrid.css)</text:span></text:p>
      <text:p text:style-name="P58"><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61"><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61"><text:span text:style-name="T4"><text:tab/></text:span><text:tab/><text:tab/><text:tab/>+-- .ui-jqdialog-content td.EditButton<text:span text:style-name="T38">(ui.jqgrid.css)</text:span></text:p>
      <text:p text:style-name="Standard"><text:span text:style-name="T4"><text:tab/><text:tab/><text:tab/><text:tab/></text:span><text:tab/>+-- a#cData</text:p>
      <text:p text:style-name="P39"/>
      <text:p text:style-name="P12">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7"><text:span text:style-name="T10"><text:tab/></text:span>.wrap-list</text:p>
      <text:p text:style-name="Standard"><text:tab/><text:tab/><text:span text:style-name="T17">+-- </text:span>.list</text:p>
      <text:p text:style-name="P26">　21.ローディング画面</text:p>
      <text:p text:style-name="P79">・トップページロード中に表示される画面。</text:p>
      <text:p text:style-name="Standard"><text:span text:style-name="T16"><text:tab/></text:span>#loading</text:p>
      <text:p text:style-name="P39"><text:tab/><text:tab/><text:span text:style-name="T54">+-- </text:span>#loading p</text:p>
      <text:p text:style-name="Standard"><text:tab/><text:tab/><text:span text:style-name="T54">+-- </text:span>#loading #loading-notic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fo:font-size="8pt" style:font-size-asian="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5-22T18:03:01.047547000</dc:date>
    <meta:editing-duration>PT6H59M42S</meta:editing-duration>
    <meta:editing-cycles>78</meta:editing-cycles>
    <meta:generator>LibreOffice/4.3.2.2$MacOSX_X86_64 LibreOffice_project/edfb5295ba211bd31ad47d0bad0118690f76407d</meta:generator>
    <meta:document-statistic meta:table-count="0" meta:image-count="0" meta:object-count="0" meta:page-count="5" meta:paragraph-count="179" meta:word-count="1418" meta:character-count="5060" meta:non-whitespace-character-count="4531"/>
  </office:meta>
</office:document-meta>
</file>